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8000001685E5FCACB3E49B7D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144cm"/>
    </style:style>
    <style:style style:name="Tabela1.B" style:family="table-column">
      <style:table-column-properties style:column-width="6.031cm"/>
    </style:style>
    <style:style style:name="Tabela1.C" style:family="table-column">
      <style:table-column-properties style:column-width="3.83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7.101cm" fo:margin-left="-0.106cm" fo:margin-top="0cm" fo:margin-bottom="0cm" table:align="left"/>
    </style:style>
    <style:style style:name="Tabela2.A" style:family="table-column">
      <style:table-column-properties style:column-width="10.007cm"/>
    </style:style>
    <style:style style:name="Tabela2.B" style:family="table-column">
      <style:table-column-properties style:column-width="7.094cm"/>
    </style:style>
    <style:style style:name="Tabela2.1" style:family="table-row">
      <style:table-row-properties style:min-row-height="0.612cm" fo:keep-together="auto"/>
    </style:style>
    <style:style style:name="Tabela2.A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ela2.2" style:family="table-row">
      <style:table-row-properties style:min-row-height="0.529cm" fo:keep-together="auto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style:vertical-align="middle"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25.7cm" fo:break-before="page" table:align="margins"/>
    </style:style>
    <style:style style:name="Tabela3.A" style:family="table-column">
      <style:table-column-properties style:column-width="2.925cm" style:rel-column-width="7459*"/>
    </style:style>
    <style:style style:name="Tabela3.B" style:family="table-column">
      <style:table-column-properties style:column-width="3.253cm" style:rel-column-width="8296*"/>
    </style:style>
    <style:style style:name="Tabela3.H" style:family="table-column">
      <style:table-column-properties style:column-width="3.254cm" style:rel-column-width="8300*"/>
    </style:style>
    <style:style style:name="Tabe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H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5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2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3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4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5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6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7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D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18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F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G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H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C24" style:family="table-cell">
      <style:table-cell-properties style:vertical-align="middle"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ela3.D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E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F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G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3.H24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25.7cm" fo:break-before="page" table:align="margins"/>
    </style:style>
    <style:style style:name="Tabela4.A" style:family="table-column">
      <style:table-column-properties style:column-width="2.925cm" style:rel-column-width="7459*"/>
    </style:style>
    <style:style style:name="Tabela4.B" style:family="table-column">
      <style:table-column-properties style:column-width="3.253cm" style:rel-column-width="8296*"/>
    </style:style>
    <style:style style:name="Tabela4.H" style:family="table-column">
      <style:table-column-properties style:column-width="3.254cm" style:rel-column-width="8300*"/>
    </style:style>
    <style:style style:name="Tabela4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H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5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2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3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4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5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6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7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18" style:family="table-cell" style:data-style-name="N104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D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E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G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H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C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D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E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F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G2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4.H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25.7cm" fo:break-before="page" table:align="margins"/>
    </style:style>
    <style:style style:name="Tabela5.A" style:family="table-column">
      <style:table-column-properties style:column-width="9.199cm" style:rel-column-width="5215*"/>
    </style:style>
    <style:style style:name="Tabela5.B" style:family="table-column">
      <style:table-column-properties style:column-width="7.922cm" style:rel-column-width="4491*"/>
    </style:style>
    <style:style style:name="Tabela5.C" style:family="table-column">
      <style:table-column-properties style:column-width="4.854cm" style:rel-column-width="2752*"/>
    </style:style>
    <style:style style:name="Tabela5.D" style:family="table-column">
      <style:table-column-properties style:column-width="3.725cm" style:rel-column-width="2112*"/>
    </style:style>
    <style:style style:name="Tabela5.A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5.D2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3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4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4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5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5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9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9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0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0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0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1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1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1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2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2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6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6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7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7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8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8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9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C19" style:family="table-cell" style:data-style-name="N104">
      <style:table-cell-properties style:vertical-align="middle" fo:padding="0.097cm" fo:border-left="0.5pt solid #000000" fo:border-right="none" fo:border-top="none" fo:border-bottom="0.5pt solid #000000"/>
    </style:style>
    <style:style style:name="Tabela5.D19" style:family="table-cell" style:data-style-name="N11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text-properties officeooo:rsid="00041ca7" officeooo:paragraph-rsid="00041ca7"/>
    </style:style>
    <style:style style:name="P4" style:family="paragraph" style:parent-style-name="Text_20_body" style:master-page-name="Capa">
      <style:paragraph-properties style:page-number="auto" fo:break-before="page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officeooo:rsid="00041ca7" officeooo:paragraph-rsid="00041ca7" style:font-weight-asian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41ca7" officeooo:paragraph-rsid="00041ca7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41ca7" officeooo:paragraph-rsid="00041ca7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8bcee" officeooo:paragraph-rsid="0008bcee" style:font-weight-asian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8bcee" officeooo:paragraph-rsid="0008bcee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08bcee" officeooo:paragraph-rsid="0008bcee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07a6ef" style:font-size-asian="12pt" style:font-size-complex="12pt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fo:font-weight="bold" officeooo:paragraph-rsid="00085da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3a355" officeooo:paragraph-rsid="0007a6e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3a355" officeooo:paragraph-rsid="0007a6e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0a3bbc" officeooo:paragraph-rsid="000a3bb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0pt" officeooo:paragraph-rsid="00085da8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officeooo:paragraph-rsid="0007a6ef" style:font-size-asian="10pt" style:font-size-complex="10pt"/>
    </style:style>
    <style:style style:name="P19" style:family="paragraph" style:parent-style-name="Standard">
      <style:text-properties officeooo:paragraph-rsid="00085da8"/>
    </style:style>
    <style:style style:name="P20" style:family="paragraph" style:parent-style-name="Standard">
      <style:text-properties officeooo:paragraph-rsid="0007a6ef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fo:font-weight="normal" officeooo:rsid="0013a355" officeooo:paragraph-rsid="0007a6e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a3bbc" officeooo:paragraph-rsid="000a3bbc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085da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08bcee" officeooo:paragraph-rsid="0008bcee" style:font-size-asian="10pt" style:font-size-complex="10pt"/>
    </style:style>
    <style:style style:name="P26" style:family="paragraph" style:parent-style-name="Table_20_Contents">
      <style:text-properties fo:font-size="10pt" officeooo:rsid="0008bcee" officeooo:paragraph-rsid="0008bcee" style:font-size-asian="10pt" style:font-size-complex="10pt"/>
    </style:style>
    <style:style style:name="P27" style:family="paragraph" style:parent-style-name="Table_20_Contents">
      <style:text-properties fo:font-size="10pt" officeooo:paragraph-rsid="00085da8" style:font-size-asian="10pt" style:font-size-complex="10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13a355" officeooo:paragraph-rsid="0007a6ef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3a355" officeooo:paragraph-rsid="0007a6ef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paragraph-rsid="0007a6ef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0a3bbc" officeooo:paragraph-rsid="000a3bbc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size="10pt" fo:font-weight="bold" officeooo:rsid="000767c7" officeooo:paragraph-rsid="00085da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85d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7a6e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officeooo:paragraph-rsid="00097aea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paragraph-rsid="0007a6ef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fo:font-weight="bold" officeooo:rsid="0013a355" officeooo:paragraph-rsid="0007a6ef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13a355" officeooo:paragraph-rsid="0007a6e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3a355" officeooo:paragraph-rsid="0007a6e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085da8" officeooo:paragraph-rsid="00085da8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style:font-size-asian="10pt" style:font-size-complex="10pt"/>
    </style:style>
    <style:style style:name="P44" style:family="paragraph" style:parent-style-name="Table_20_Contents">
      <style:text-properties fo:font-size="10pt" fo:font-weight="bold" officeooo:rsid="000767c7" officeooo:paragraph-rsid="0007a6e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7a6e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officeooo:rsid="0013a355" officeooo:paragraph-rsid="0007a6ef" style:font-weight-asian="bold" style:font-weight-complex="bold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085da8" officeooo:paragraph-rsid="00085da8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13a355" officeooo:paragraph-rsid="0007a6ef" fo:background-color="transparent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13a355" officeooo:paragraph-rsid="0007a6ef" fo:background-color="transparent" style:font-size-asian="10pt" style:font-size-complex="10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013a355" officeooo:paragraph-rsid="0007a6ef" fo:background-color="transparent" style:font-size-asian="10pt" style:font-size-complex="10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07a6ef" fo:background-color="transparent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3a355" officeooo:paragraph-rsid="0007a6ef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text-properties fo:font-size="10pt" officeooo:paragraph-rsid="0007a6ef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097aea" officeooo:paragraph-rsid="00097aea" fo:background-color="transparent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00767c7" officeooo:paragraph-rsid="00085da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00767c7" officeooo:paragraph-rsid="0007a6ef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007a6ef" officeooo:paragraph-rsid="0007a6ef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0000" loext:opacity="100%" fo:font-size="10pt" fo:font-weight="bold" officeooo:paragraph-rsid="0008bcee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0000" loext:opacity="100%" fo:font-size="10pt" fo:font-weight="bold" officeooo:paragraph-rsid="00085da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0000" loext:opacity="100%" fo:font-size="10pt" fo:font-weight="bold" officeooo:rsid="0013a355" officeooo:paragraph-rsid="000a3bbc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0000" loext:opacity="100%" fo:font-size="10pt" fo:font-weight="bold" style:font-size-asian="10pt" style:font-size-complex="10pt"/>
    </style:style>
    <style:style style:name="T1" style:family="text">
      <style:text-properties officeooo:rsid="0007a6ef"/>
    </style:style>
    <style:style style:name="T2" style:family="text">
      <style:text-properties fo:font-size="8pt" fo:font-style="italic" fo:font-weight="normal" officeooo:rsid="000a3bbc" style:font-style-asian="italic" style:font-weight-asian="normal" style:font-style-complex="italic" style:font-weight-complex="normal"/>
    </style:style>
    <style:style style:name="T3" style:family="text">
      <style:text-properties fo:font-size="8pt" fo:font-weight="normal" officeooo:rsid="000a3bbc" style:font-weight-asian="normal" style:font-weight-complex="normal"/>
    </style:style>
    <style:style style:name="T4" style:family="text">
      <style:text-properties officeooo:rsid="0008bcee"/>
    </style:style>
    <style:style style:name="T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97aea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097aea" style:font-style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tyle-asian="normal" style:text-emphasize="none"/>
    </style:style>
    <style:style style:name="T10" style:family="text">
      <style:text-properties officeooo:rsid="00097aea"/>
    </style:style>
    <style:style style:name="T11" style:family="text">
      <style:text-properties officeooo:rsid="000a3bbc"/>
    </style:style>
    <style:style style:name="T12" style:family="text">
      <style:text-properties fo:color="#ff0000" loext:opacity="100%" style:text-outline="false" style:text-line-through-style="none" style:text-line-through-type="none" style:font-name="Liberation Sans" fo:font-size="12pt" fo:font-style="normal" fo:text-shadow="none" style:text-underline-style="none" style:font-style-asian="normal" style:text-emphasize="none"/>
    </style:style>
    <style:style style:name="T13" style:family="text">
      <style:text-properties fo:color="#ff0000" loext:opacity="100%"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14" style:family="text">
      <style:text-properties fo:font-size="10pt"/>
    </style:style>
    <style:style style:name="T15" style:family="text">
      <style:text-properties fo:font-weight="normal" officeooo:rsid="000a3bb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NOME: <text:span text:style-name="T4">Gustavo Sergio Fernandes</text:span></text:p>
          </table:table-cell>
          <table:table-cell table:style-name="Tabela1.A1" office:value-type="string">
            <text:p text:style-name="P3">CURSO: <text:span text:style-name="T4">G</text:span><text:span text:style-name="T11">estão </text:span><text:span text:style-name="T4">E</text:span><text:span text:style-name="T11">mpresarial</text:span></text:p>
          </table:table-cell>
          <table:table-cell table:style-name="Tabela1.C1" office:value-type="string">
            <text:p text:style-name="P3">DATA: <text:span text:style-name="T4">15</text:span>/<text:span text:style-name="T4">09</text:span>/<text:span text:style-name="T4">2022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5">DADOS DO INVESTIMENTO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6">INVESTIMENTO INICIAL</text:p>
          </table:table-cell>
          <table:table-cell table:style-name="Tabela2.B2" office:value-type="string">
            <text:p text:style-name="P11">R$ 125.000,00</text:p>
          </table:table-cell>
        </table:table-row>
        <table:table-row table:style-name="Tabela2.1">
          <table:table-cell table:style-name="Tabela2.A3" table:number-columns-spanned="2" office:value-type="string">
            <text:p text:style-name="P7">PRODUÇÃO</text:p>
          </table:table-cell>
          <table:covered-table-cell/>
        </table:table-row>
        <table:table-row table:style-name="Tabela2.2">
          <table:table-cell table:style-name="Tabela2.A4" office:value-type="string">
            <text:p text:style-name="P9">Unidades produzidas (mês)</text:p>
          </table:table-cell>
          <table:table-cell table:style-name="Tabela2.B4" office:value-type="string">
            <text:p text:style-name="P11">4.000 unidades</text:p>
          </table:table-cell>
        </table:table-row>
        <table:table-row table:style-name="Tabela2.2">
          <table:table-cell table:style-name="Tabela2.A5" office:value-type="string">
            <text:p text:style-name="P9">Unidades produzidas (ano)</text:p>
          </table:table-cell>
          <table:table-cell table:style-name="Tabela2.B5" office:value-type="string">
            <text:p text:style-name="P11">48.000 unidades</text:p>
          </table:table-cell>
        </table:table-row>
        <table:table-row table:style-name="Tabela2.2">
          <table:table-cell table:style-name="Tabela2.A6" office:value-type="string">
            <text:p text:style-name="P9">Preço de venda – Produto</text:p>
          </table:table-cell>
          <table:table-cell table:style-name="Tabela2.B6" office:value-type="string">
            <text:p text:style-name="P11">R$ 180,00</text:p>
          </table:table-cell>
        </table:table-row>
        <table:table-row table:style-name="Tabela2.2">
          <table:table-cell table:style-name="Tabela2.A7" office:value-type="string">
            <text:p text:style-name="P10">Preço de venda – Serviço</text:p>
          </table:table-cell>
          <table:table-cell table:style-name="Tabela2.B6" office:value-type="string">
            <text:p text:style-name="P11">R$ 30,00</text:p>
          </table:table-cell>
        </table:table-row>
        <table:table-row table:style-name="Tabela2.2">
          <table:table-cell table:style-name="Tabela2.A7" office:value-type="string">
            <text:p text:style-name="P1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7" office:value-type="string">
            <text:p text:style-name="P1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10" office:value-type="string">
            <text:p text:style-name="P8"><text:s/></text:p>
          </table:table-cell>
          <table:table-cell table:style-name="Tabela2.B10" office:value-type="string">
            <text:p text:style-name="P2"/>
          </table:table-cell>
        </table:table-row>
        <table:table-row table:style-name="Tabela2.2">
          <table:table-cell table:style-name="Tabela2.A11" office:value-type="string">
            <text:p text:style-name="P1"/>
          </table:table-cell>
          <table:table-cell table:style-name="Tabela2.B11" office:value-type="string">
            <text:p text:style-name="P2"/>
          </table:table-cell>
        </table:table-row>
        <table:table-row table:style-name="Tabela2.1">
          <table:table-cell table:style-name="Tabela2.A3" table:number-columns-spanned="2" office:value-type="string">
            <text:p text:style-name="P7">CUSTOS</text:p>
          </table:table-cell>
          <table:covered-table-cell/>
        </table:table-row>
        <table:table-row table:style-name="Tabela2.2">
          <table:table-cell table:style-name="Tabela2.A13" office:value-type="string">
            <text:p text:style-name="P9">Matéria Prima (unidade)</text:p>
          </table:table-cell>
          <table:table-cell table:style-name="Tabela2.B13" office:value-type="string">
            <text:p text:style-name="P11">R$ 12,00</text:p>
          </table:table-cell>
        </table:table-row>
        <table:table-row table:style-name="Tabela2.2">
          <table:table-cell table:style-name="Tabela2.A14" office:value-type="string">
            <text:p text:style-name="P9">Mão de Obra (mês)</text:p>
          </table:table-cell>
          <table:table-cell table:style-name="Tabela2.B14" office:value-type="string">
            <text:p text:style-name="P11">R$ 4.000,00</text:p>
          </table:table-cell>
        </table:table-row>
        <table:table-row table:style-name="Tabela2.2">
          <table:table-cell table:style-name="Tabela2.A15" office:value-type="string">
            <text:p text:style-name="P9">Embalagens (mês)</text:p>
          </table:table-cell>
          <table:table-cell table:style-name="Tabela2.B15" office:value-type="string">
            <text:p text:style-name="P11">R$ 1.500,00</text:p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9" office:value-type="string">
            <text:p text:style-name="P1"/>
          </table:table-cell>
          <table:table-cell table:style-name="Tabela2.B19" office:value-type="string">
            <text:p text:style-name="P2"/>
          </table:table-cell>
        </table:table-row>
        <table:table-row table:style-name="Tabela2.2">
          <table:table-cell table:style-name="Tabela2.A20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1">
          <table:table-cell table:style-name="Tabela2.A3" table:number-columns-spanned="2" office:value-type="string">
            <text:p text:style-name="P7">DESPESAS</text:p>
          </table:table-cell>
          <table:covered-table-cell/>
        </table:table-row>
        <table:table-row table:style-name="Tabela2.2">
          <table:table-cell table:style-name="Tabela2.A22" office:value-type="string">
            <text:p text:style-name="P9">Aluguel</text:p>
          </table:table-cell>
          <table:table-cell table:style-name="Tabela2.B22" office:value-type="string">
            <text:p text:style-name="P11">R$ 3.500,00</text:p>
          </table:table-cell>
        </table:table-row>
        <table:table-row table:style-name="Tabela2.2">
          <table:table-cell table:style-name="Tabela2.A23" office:value-type="string">
            <text:p text:style-name="P9">Energia</text:p>
          </table:table-cell>
          <table:table-cell table:style-name="Tabela2.B23" office:value-type="string">
            <text:p text:style-name="P11">R$ 2.000,00</text:p>
          </table:table-cell>
        </table:table-row>
        <table:table-row table:style-name="Tabela2.2">
          <table:table-cell table:style-name="Tabela2.A24" office:value-type="string">
            <text:p text:style-name="P8">Á<text:span text:style-name="T4">gua</text:span></text:p>
          </table:table-cell>
          <table:table-cell table:style-name="Tabela2.B24" office:value-type="string">
            <text:p text:style-name="P11">R$ 1.000,00</text:p>
          </table:table-cell>
        </table:table-row>
        <table:table-row table:style-name="Tabela2.2">
          <table:table-cell table:style-name="Tabela2.A25" office:value-type="string">
            <text:p text:style-name="P1"/>
          </table:table-cell>
          <table:table-cell table:style-name="Tabela2.B24" office:value-type="string">
            <text:p text:style-name="P2"/>
          </table:table-cell>
        </table:table-row>
        <table:table-row table:style-name="Tabela2.2">
          <table:table-cell table:style-name="Tabela2.A26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 table:number-columns-repeated="6"/>
        <table:table-column table:style-name="Tabela3.H"/>
        <table:table-row>
          <table:table-cell table:style-name="Tabela3.A1" office:value-type="string">
            <text:p text:style-name="P56">DADOS</text:p>
          </table:table-cell>
          <table:table-cell table:style-name="Tabela3.A1" office:value-type="string">
            <text:p text:style-name="P56">MÊS 0</text:p>
          </table:table-cell>
          <table:table-cell table:style-name="Tabela3.A1" office:value-type="string">
            <text:p text:style-name="P56">MÊS 1</text:p>
          </table:table-cell>
          <table:table-cell table:style-name="Tabela3.A1" office:value-type="string">
            <text:p text:style-name="P56">MÊS 2</text:p>
          </table:table-cell>
          <table:table-cell table:style-name="Tabela3.A1" office:value-type="string">
            <text:p text:style-name="P56">MÊS 3</text:p>
          </table:table-cell>
          <table:table-cell table:style-name="Tabela3.A1" office:value-type="string">
            <text:p text:style-name="P56">MÊS 4</text:p>
          </table:table-cell>
          <table:table-cell table:style-name="Tabela3.A1" office:value-type="string">
            <text:p text:style-name="P56">MÊS 5</text:p>
          </table:table-cell>
          <table:table-cell table:style-name="Tabela3.H1" office:value-type="string">
            <text:p text:style-name="P56">MÊS <text:span text:style-name="T1">6</text:span></text:p>
          </table:table-cell>
        </table:table-row>
        <table:table-row>
          <table:table-cell table:style-name="Tabela3.A2" office:value-type="string">
            <text:p text:style-name="P33">Investimento</text:p>
          </table:table-cell>
          <table:table-cell table:style-name="Tabela3.B2" office:value-type="string">
            <text:p text:style-name="P25">R$ 125.000,00</text:p>
          </table:table-cell>
          <table:table-cell table:style-name="Tabela3.C2" office:value-type="string">
            <text:p text:style-name="P23"/>
          </table:table-cell>
          <table:table-cell table:style-name="Tabela3.D2" office:value-type="string">
            <text:p text:style-name="P23"/>
          </table:table-cell>
          <table:table-cell table:style-name="Tabela3.E2" office:value-type="string">
            <text:p text:style-name="P23"/>
          </table:table-cell>
          <table:table-cell table:style-name="Tabela3.F2" office:value-type="string">
            <text:p text:style-name="P23"/>
          </table:table-cell>
          <table:table-cell table:style-name="Tabela3.G2" office:value-type="string">
            <text:p text:style-name="P23"/>
          </table:table-cell>
          <table:table-cell table:style-name="Tabela3.H2" office:value-type="string">
            <text:p text:style-name="P23"/>
          </table:table-cell>
        </table:table-row>
        <table:table-row>
          <table:table-cell table:style-name="Tabela3.A3" office:value-type="string">
            <text:p text:style-name="P33">Saldo Inicial</text:p>
          </table:table-cell>
          <table:table-cell table:style-name="Tabela3.B3" office:value-type="string">
            <text:p text:style-name="P61"><text:span text:style-name="T4">R$ </text:span>-<text:span text:style-name="T4">125.000,00</text:span></text:p>
          </table:table-cell>
          <table:table-cell table:style-name="Tabela3.C3" office:value-type="currency" office:currency="BRL" office:value="-125000">
            <text:p text:style-name="P60">-R$ 125.000,00</text:p>
          </table:table-cell>
          <table:table-cell table:style-name="Tabela3.D3" office:value-type="string">
            <text:p text:style-name="P37">R$ 655.000,00</text:p>
          </table:table-cell>
          <table:table-cell table:style-name="Tabela3.E3" office:value-type="string">
            <text:p text:style-name="P37">R$ 1.435.000,00</text:p>
          </table:table-cell>
          <table:table-cell table:style-name="Tabela3.F3" office:value-type="string">
            <text:p text:style-name="P37">R$ 2.215.000,00</text:p>
          </table:table-cell>
          <table:table-cell table:style-name="Tabela3.G3" office:value-type="string">
            <text:p text:style-name="P37">R$ 2.995.000,00</text:p>
          </table:table-cell>
          <table:table-cell table:style-name="Tabela3.H3" office:value-type="string">
            <text:p text:style-name="P37">R$ 3.775.000,00</text:p>
          </table:table-cell>
        </table:table-row>
        <table:table-row>
          <table:table-cell table:style-name="Tabela3.A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3">Entradas</text:p>
          </table:table-cell>
          <table:table-cell table:style-name="Tabela3.B5" office:value-type="string">
            <text:p text:style-name="P25">0</text:p>
          </table:table-cell>
          <table:table-cell table:style-name="Tabela3.C5" office:value-type="currency" office:currency="BRL" office:value="840000">
            <text:p text:style-name="P13"><text:span text:style-name="T7">R$ 840.000,00</text:span></text:p>
          </table:table-cell>
          <table:table-cell table:style-name="Tabela3.D5" office:value-type="currency" office:currency="BRL" office:value="840000">
            <text:p text:style-name="P13"><text:span text:style-name="T7">R$ 840.000,00</text:span></text:p>
          </table:table-cell>
          <table:table-cell table:style-name="Tabela3.E5" office:value-type="currency" office:currency="BRL" office:value="840000">
            <text:p text:style-name="P13"><text:span text:style-name="T7">R$ 840.000,00</text:span></text:p>
          </table:table-cell>
          <table:table-cell table:style-name="Tabela3.F5" office:value-type="currency" office:currency="BRL" office:value="840000">
            <text:p text:style-name="P13"><text:span text:style-name="T7">R$ 840.000,00</text:span></text:p>
          </table:table-cell>
          <table:table-cell table:style-name="Tabela3.G5" office:value-type="currency" office:currency="BRL" office:value="840000">
            <text:p text:style-name="P13"><text:span text:style-name="T7">R$ 840.000,00</text:span></text:p>
          </table:table-cell>
          <table:table-cell table:style-name="Tabela3.H5" office:value-type="currency" office:currency="BRL" office:value="840000">
            <text:p text:style-name="P13"><text:span text:style-name="T7">R$ 840.000,00</text:span></text:p>
          </table:table-cell>
        </table:table-row>
        <table:table-row>
          <table:table-cell table:style-name="Tabela3.A6" office:value-type="string">
            <text:p text:style-name="P26">Produtos</text:p>
          </table:table-cell>
          <table:table-cell table:style-name="Tabela3.B6" office:value-type="string">
            <text:p text:style-name="P23"/>
          </table:table-cell>
          <table:table-cell table:style-name="Tabela3.C6" office:value-type="string">
            <text:p text:style-name="P17"><text:span text:style-name="T5">R$ 720.000,00</text:span></text:p>
          </table:table-cell>
          <table:table-cell table:style-name="Tabela3.D6" office:value-type="string">
            <text:p text:style-name="P17"><text:span text:style-name="T5">R$ 720.000,00</text:span></text:p>
          </table:table-cell>
          <table:table-cell table:style-name="Tabela3.E6" office:value-type="string">
            <text:p text:style-name="P17"><text:span text:style-name="T5">R$ 720.000,00</text:span></text:p>
          </table:table-cell>
          <table:table-cell table:style-name="Tabela3.F6" office:value-type="string">
            <text:p text:style-name="P17"><text:span text:style-name="T5">R$ 720.000,00</text:span></text:p>
          </table:table-cell>
          <table:table-cell table:style-name="Tabela3.G6" office:value-type="string">
            <text:p text:style-name="P17"><text:span text:style-name="T5">R$ 720.000,00</text:span></text:p>
          </table:table-cell>
          <table:table-cell table:style-name="Tabela3.H6" office:value-type="string">
            <text:p text:style-name="P17"><text:span text:style-name="T5">R$ 720.000,00</text:span></text:p>
          </table:table-cell>
        </table:table-row>
        <table:table-row>
          <table:table-cell table:style-name="Tabela3.A6" office:value-type="string">
            <text:p text:style-name="P26">Serviços</text:p>
          </table:table-cell>
          <table:table-cell table:style-name="Tabela3.B7" office:value-type="string">
            <text:p text:style-name="P23"/>
          </table:table-cell>
          <table:table-cell table:style-name="Tabela3.C7" office:value-type="currency" office:currency="BRL" office:value="120000">
            <text:p text:style-name="P17"><text:span text:style-name="T5">R$ 120.000,00</text:span></text:p>
          </table:table-cell>
          <table:table-cell table:style-name="Tabela3.D7" office:value-type="string">
            <text:p text:style-name="P17"><text:span text:style-name="T5">R$ 120.000,00</text:span></text:p>
          </table:table-cell>
          <table:table-cell table:style-name="Tabela3.E7" office:value-type="string">
            <text:p text:style-name="P17"><text:span text:style-name="T5">R$ 120.000,00</text:span></text:p>
          </table:table-cell>
          <table:table-cell table:style-name="Tabela3.F7" office:value-type="string">
            <text:p text:style-name="P17"><text:span text:style-name="T5">R$ 120.000,00</text:span></text:p>
          </table:table-cell>
          <table:table-cell table:style-name="Tabela3.G7" office:value-type="string">
            <text:p text:style-name="P17"><text:span text:style-name="T5">R$ 120.000,00</text:span></text:p>
          </table:table-cell>
          <table:table-cell table:style-name="Tabela3.H7" office:value-type="string">
            <text:p text:style-name="P17"><text:span text:style-name="T5">R$ 120.000,00</text:span></text:p>
          </table:table-cell>
        </table:table-row>
        <table:table-row>
          <table:table-cell table:style-name="Tabela3.A6" office:value-type="string">
            <text:p text:style-name="P27"/>
          </table:table-cell>
          <table:table-cell table:style-name="Tabela3.B8" office:value-type="string">
            <text:p text:style-name="P23"/>
          </table:table-cell>
          <table:table-cell table:style-name="Tabela3.C8" office:value-type="string">
            <text:p text:style-name="P23"/>
          </table:table-cell>
          <table:table-cell table:style-name="Tabela3.D8" office:value-type="string">
            <text:p text:style-name="P23"/>
          </table:table-cell>
          <table:table-cell table:style-name="Tabela3.E8" office:value-type="string">
            <text:p text:style-name="P23"/>
          </table:table-cell>
          <table:table-cell table:style-name="Tabela3.F8" office:value-type="string">
            <text:p text:style-name="P23"/>
          </table:table-cell>
          <table:table-cell table:style-name="Tabela3.G8" office:value-type="string">
            <text:p text:style-name="P23"/>
          </table:table-cell>
          <table:table-cell table:style-name="Tabela3.H8" office:value-type="string">
            <text:p text:style-name="P23"/>
          </table:table-cell>
        </table:table-row>
        <table:table-row>
          <table:table-cell table:style-name="Tabela3.A6" office:value-type="string">
            <text:p text:style-name="P27"/>
          </table:table-cell>
          <table:table-cell table:style-name="Tabela3.B9" office:value-type="string">
            <text:p text:style-name="P23"/>
          </table:table-cell>
          <table:table-cell table:style-name="Tabela3.C9" office:value-type="string">
            <text:p text:style-name="P23"/>
          </table:table-cell>
          <table:table-cell table:style-name="Tabela3.D9" office:value-type="string">
            <text:p text:style-name="P23"/>
          </table:table-cell>
          <table:table-cell table:style-name="Tabela3.E9" office:value-type="string">
            <text:p text:style-name="P23"/>
          </table:table-cell>
          <table:table-cell table:style-name="Tabela3.F9" office:value-type="string">
            <text:p text:style-name="P23"/>
          </table:table-cell>
          <table:table-cell table:style-name="Tabela3.G9" office:value-type="string">
            <text:p text:style-name="P23"/>
          </table:table-cell>
          <table:table-cell table:style-name="Tabela3.H9" office:value-type="string">
            <text:p text:style-name="P23"/>
          </table:table-cell>
        </table:table-row>
        <table:table-row>
          <table:table-cell table:style-name="Tabela3.A6" office:value-type="string">
            <text:p text:style-name="P27"/>
          </table:table-cell>
          <table:table-cell table:style-name="Tabela3.B10" office:value-type="string">
            <text:p text:style-name="P23"/>
          </table:table-cell>
          <table:table-cell table:style-name="Tabela3.C10" office:value-type="string">
            <text:p text:style-name="P23"/>
          </table:table-cell>
          <table:table-cell table:style-name="Tabela3.D10" office:value-type="string">
            <text:p text:style-name="P23"/>
          </table:table-cell>
          <table:table-cell table:style-name="Tabela3.E10" office:value-type="string">
            <text:p text:style-name="P23"/>
          </table:table-cell>
          <table:table-cell table:style-name="Tabela3.F10" office:value-type="string">
            <text:p text:style-name="P23"/>
          </table:table-cell>
          <table:table-cell table:style-name="Tabela3.G10" office:value-type="string">
            <text:p text:style-name="P23"/>
          </table:table-cell>
          <table:table-cell table:style-name="Tabela3.H10" office:value-type="string">
            <text:p text:style-name="P23"/>
          </table:table-cell>
        </table:table-row>
        <table:table-row>
          <table:table-cell table:style-name="Tabela3.A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2" office:value-type="string">
            <text:p text:style-name="P33">Saídas</text:p>
          </table:table-cell>
          <table:table-cell table:style-name="Tabela3.B12" office:value-type="string">
            <text:p text:style-name="P25">0</text:p>
          </table:table-cell>
          <table:table-cell table:style-name="Tabela3.C12" office:value-type="currency" office:currency="BRL" office:value="-60000">
            <text:p text:style-name="P59">-R$ 60.000,00</text:p>
          </table:table-cell>
          <table:table-cell table:style-name="Tabela3.D12" office:value-type="currency" office:currency="BRL" office:value="-60000">
            <text:p text:style-name="P59">-R$ 60.000,00</text:p>
          </table:table-cell>
          <table:table-cell table:style-name="Tabela3.E12" office:value-type="currency" office:currency="BRL" office:value="-60000">
            <text:p text:style-name="P59">-R$ 60.000,00</text:p>
          </table:table-cell>
          <table:table-cell table:style-name="Tabela3.F12" office:value-type="currency" office:currency="BRL" office:value="-60000">
            <text:p text:style-name="P59">-R$ 60.000,00</text:p>
          </table:table-cell>
          <table:table-cell table:style-name="Tabela3.G12" office:value-type="currency" office:currency="BRL" office:value="-60000">
            <text:p text:style-name="P59">-R$ 60.000,00</text:p>
          </table:table-cell>
          <table:table-cell table:style-name="Tabela3.H12" office:value-type="currency" office:currency="BRL" office:value="-60000">
            <text:p text:style-name="P59">-R$ 60.000,00</text:p>
          </table:table-cell>
        </table:table-row>
        <table:table-row>
          <table:table-cell table:style-name="Tabela3.A13" office:value-type="string">
            <text:p text:style-name="P53">Matéria-prima</text:p>
          </table:table-cell>
          <table:table-cell table:style-name="Tabela3.B13" office:value-type="string">
            <text:p text:style-name="P23"/>
          </table:table-cell>
          <table:table-cell table:style-name="Tabela3.C13" office:value-type="currency" office:currency="BRL" office:value="48000">
            <text:p text:style-name="P24">R$ 48.000,00</text:p>
          </table:table-cell>
          <table:table-cell table:style-name="Tabela3.D13" office:value-type="currency" office:currency="BRL" office:value="48000">
            <text:p text:style-name="P24">R$ 48.000,00</text:p>
          </table:table-cell>
          <table:table-cell table:style-name="Tabela3.E13" office:value-type="currency" office:currency="BRL" office:value="48000">
            <text:p text:style-name="P24">R$ 48.000,00</text:p>
          </table:table-cell>
          <table:table-cell table:style-name="Tabela3.F13" office:value-type="currency" office:currency="BRL" office:value="48000">
            <text:p text:style-name="P24">R$ 48.000,00</text:p>
          </table:table-cell>
          <table:table-cell table:style-name="Tabela3.G13" office:value-type="currency" office:currency="BRL" office:value="48000">
            <text:p text:style-name="P24">R$ 48.000,00</text:p>
          </table:table-cell>
          <table:table-cell table:style-name="Tabela3.H13" office:value-type="currency" office:currency="BRL" office:value="48000">
            <text:p text:style-name="P24">R$ 48.000,00</text:p>
          </table:table-cell>
        </table:table-row>
        <table:table-row>
          <table:table-cell table:style-name="Tabela3.A14" office:value-type="string">
            <text:p text:style-name="P53">Mão de obra</text:p>
          </table:table-cell>
          <table:table-cell table:style-name="Tabela3.B14" office:value-type="string">
            <text:p text:style-name="P23"/>
          </table:table-cell>
          <table:table-cell table:style-name="Tabela3.C14" office:value-type="currency" office:currency="BRL" office:value="4000">
            <text:p text:style-name="P24">R$ 4.000,00</text:p>
          </table:table-cell>
          <table:table-cell table:style-name="Tabela3.D14" office:value-type="currency" office:currency="BRL" office:value="4000">
            <text:p text:style-name="P24">R$ 4.000,00</text:p>
          </table:table-cell>
          <table:table-cell table:style-name="Tabela3.E14" office:value-type="currency" office:currency="BRL" office:value="4000">
            <text:p text:style-name="P24">R$ 4.000,00</text:p>
          </table:table-cell>
          <table:table-cell table:style-name="Tabela3.F14" office:value-type="currency" office:currency="BRL" office:value="4000">
            <text:p text:style-name="P24">R$ 4.000,00</text:p>
          </table:table-cell>
          <table:table-cell table:style-name="Tabela3.G14" office:value-type="currency" office:currency="BRL" office:value="4000">
            <text:p text:style-name="P24">R$ 4.000,00</text:p>
          </table:table-cell>
          <table:table-cell table:style-name="Tabela3.H14" office:value-type="currency" office:currency="BRL" office:value="4000">
            <text:p text:style-name="P24">R$ 4.000,00</text:p>
          </table:table-cell>
        </table:table-row>
        <table:table-row>
          <table:table-cell table:style-name="Tabela3.A15" office:value-type="string">
            <text:p text:style-name="P53">Embalagem</text:p>
          </table:table-cell>
          <table:table-cell table:style-name="Tabela3.B15" office:value-type="string">
            <text:p text:style-name="P23"/>
          </table:table-cell>
          <table:table-cell table:style-name="Tabela3.C15" office:value-type="currency" office:currency="BRL" office:value="1500">
            <text:p text:style-name="P24">R$ 1.500,00</text:p>
          </table:table-cell>
          <table:table-cell table:style-name="Tabela3.D15" office:value-type="currency" office:currency="BRL" office:value="1500">
            <text:p text:style-name="P24">R$ 1.500,00</text:p>
          </table:table-cell>
          <table:table-cell table:style-name="Tabela3.E15" office:value-type="currency" office:currency="BRL" office:value="1500">
            <text:p text:style-name="P24">R$ 1.500,00</text:p>
          </table:table-cell>
          <table:table-cell table:style-name="Tabela3.F15" office:value-type="currency" office:currency="BRL" office:value="1500">
            <text:p text:style-name="P24">R$ 1.500,00</text:p>
          </table:table-cell>
          <table:table-cell table:style-name="Tabela3.G15" office:value-type="currency" office:currency="BRL" office:value="1500">
            <text:p text:style-name="P24">R$ 1.500,00</text:p>
          </table:table-cell>
          <table:table-cell table:style-name="Tabela3.H15" office:value-type="currency" office:currency="BRL" office:value="1500">
            <text:p text:style-name="P24">R$ 1.500,00</text:p>
          </table:table-cell>
        </table:table-row>
        <table:table-row>
          <table:table-cell table:style-name="Tabela3.A16" office:value-type="string">
            <text:p text:style-name="P53">Energia</text:p>
          </table:table-cell>
          <table:table-cell table:style-name="Tabela3.B16" office:value-type="string">
            <text:p text:style-name="P23"/>
          </table:table-cell>
          <table:table-cell table:style-name="Tabela3.C16" office:value-type="currency" office:currency="BRL" office:value="2000">
            <text:p text:style-name="P24">R$ 2.000,00</text:p>
          </table:table-cell>
          <table:table-cell table:style-name="Tabela3.D16" office:value-type="currency" office:currency="BRL" office:value="2000">
            <text:p text:style-name="P24">R$ 2.000,00</text:p>
          </table:table-cell>
          <table:table-cell table:style-name="Tabela3.E16" office:value-type="currency" office:currency="BRL" office:value="2000">
            <text:p text:style-name="P24">R$ 2.000,00</text:p>
          </table:table-cell>
          <table:table-cell table:style-name="Tabela3.F16" office:value-type="currency" office:currency="BRL" office:value="2000">
            <text:p text:style-name="P24">R$ 2.000,00</text:p>
          </table:table-cell>
          <table:table-cell table:style-name="Tabela3.G16" office:value-type="currency" office:currency="BRL" office:value="2000">
            <text:p text:style-name="P24">R$ 2.000,00</text:p>
          </table:table-cell>
          <table:table-cell table:style-name="Tabela3.H16" office:value-type="currency" office:currency="BRL" office:value="2000">
            <text:p text:style-name="P24">R$ 2.000,00</text:p>
          </table:table-cell>
        </table:table-row>
        <table:table-row>
          <table:table-cell table:style-name="Tabela3.A17" office:value-type="string">
            <text:p text:style-name="P53">Água</text:p>
          </table:table-cell>
          <table:table-cell table:style-name="Tabela3.B17" office:value-type="string">
            <text:p text:style-name="P23"/>
          </table:table-cell>
          <table:table-cell table:style-name="Tabela3.C17" office:value-type="currency" office:currency="BRL" office:value="1000">
            <text:p text:style-name="P24">R$ 1.000,00</text:p>
          </table:table-cell>
          <table:table-cell table:style-name="Tabela3.D17" office:value-type="currency" office:currency="BRL" office:value="1000">
            <text:p text:style-name="P24">R$ 1.000,00</text:p>
          </table:table-cell>
          <table:table-cell table:style-name="Tabela3.E17" office:value-type="currency" office:currency="BRL" office:value="1000">
            <text:p text:style-name="P24">R$ 1.000,00</text:p>
          </table:table-cell>
          <table:table-cell table:style-name="Tabela3.F17" office:value-type="currency" office:currency="BRL" office:value="1000">
            <text:p text:style-name="P24">R$ 1.000,00</text:p>
          </table:table-cell>
          <table:table-cell table:style-name="Tabela3.G17" office:value-type="currency" office:currency="BRL" office:value="1000">
            <text:p text:style-name="P24">R$ 1.000,00</text:p>
          </table:table-cell>
          <table:table-cell table:style-name="Tabela3.H17" office:value-type="currency" office:currency="BRL" office:value="1000">
            <text:p text:style-name="P24">R$ 1.000,00</text:p>
          </table:table-cell>
        </table:table-row>
        <table:table-row>
          <table:table-cell table:style-name="Tabela3.A18" office:value-type="string">
            <text:p text:style-name="P53">Aluguel</text:p>
          </table:table-cell>
          <table:table-cell table:style-name="Tabela3.B18" office:value-type="string">
            <text:p text:style-name="P23"/>
          </table:table-cell>
          <table:table-cell table:style-name="Tabela3.C18" office:value-type="currency" office:currency="BRL" office:value="3500">
            <text:p text:style-name="P24">R$ 3.500,00</text:p>
          </table:table-cell>
          <table:table-cell table:style-name="Tabela3.D18" office:value-type="currency" office:currency="BRL" office:value="3500">
            <text:p text:style-name="P24">R$ 3.500,00</text:p>
          </table:table-cell>
          <table:table-cell table:style-name="Tabela3.E18" office:value-type="currency" office:currency="BRL" office:value="3500">
            <text:p text:style-name="P24">R$ 3.500,00</text:p>
          </table:table-cell>
          <table:table-cell table:style-name="Tabela3.F18" office:value-type="currency" office:currency="BRL" office:value="3500">
            <text:p text:style-name="P24">R$ 3.500,00</text:p>
          </table:table-cell>
          <table:table-cell table:style-name="Tabela3.G18" office:value-type="currency" office:currency="BRL" office:value="3500">
            <text:p text:style-name="P24">R$ 3.500,00</text:p>
          </table:table-cell>
          <table:table-cell table:style-name="Tabela3.H18" office:value-type="currency" office:currency="BRL" office:value="3500">
            <text:p text:style-name="P24">R$ 3.500,00</text:p>
          </table:table-cell>
        </table:table-row>
        <table:table-row>
          <table:table-cell table:style-name="Tabela3.A12" office:value-type="string">
            <text:p text:style-name="P27"/>
          </table:table-cell>
          <table:table-cell table:style-name="Tabela3.B19" office:value-type="string">
            <text:p text:style-name="P23"/>
          </table:table-cell>
          <table:table-cell table:style-name="Tabela3.C19" office:value-type="string">
            <text:p text:style-name="P23"/>
          </table:table-cell>
          <table:table-cell table:style-name="Tabela3.D19" office:value-type="string">
            <text:p text:style-name="P23"/>
          </table:table-cell>
          <table:table-cell table:style-name="Tabela3.E19" office:value-type="string">
            <text:p text:style-name="P23"/>
          </table:table-cell>
          <table:table-cell table:style-name="Tabela3.F19" office:value-type="string">
            <text:p text:style-name="P23"/>
          </table:table-cell>
          <table:table-cell table:style-name="Tabela3.G19" office:value-type="string">
            <text:p text:style-name="P23"/>
          </table:table-cell>
          <table:table-cell table:style-name="Tabela3.H19" office:value-type="string">
            <text:p text:style-name="P23"/>
          </table:table-cell>
        </table:table-row>
        <table:table-row>
          <table:table-cell table:style-name="Tabela3.A12" office:value-type="string">
            <text:p text:style-name="P27"/>
          </table:table-cell>
          <table:table-cell table:style-name="Tabela3.B20" office:value-type="string">
            <text:p text:style-name="P23"/>
          </table:table-cell>
          <table:table-cell table:style-name="Tabela3.C20" office:value-type="string">
            <text:p text:style-name="P23"/>
          </table:table-cell>
          <table:table-cell table:style-name="Tabela3.D20" office:value-type="string">
            <text:p text:style-name="P23"/>
          </table:table-cell>
          <table:table-cell table:style-name="Tabela3.E20" office:value-type="string">
            <text:p text:style-name="P23"/>
          </table:table-cell>
          <table:table-cell table:style-name="Tabela3.F20" office:value-type="string">
            <text:p text:style-name="P23"/>
          </table:table-cell>
          <table:table-cell table:style-name="Tabela3.G20" office:value-type="string">
            <text:p text:style-name="P23"/>
          </table:table-cell>
          <table:table-cell table:style-name="Tabela3.H20" office:value-type="string">
            <text:p text:style-name="P23"/>
          </table:table-cell>
        </table:table-row>
        <table:table-row>
          <table:table-cell table:style-name="Tabela3.A12" office:value-type="string">
            <text:p text:style-name="P27"/>
          </table:table-cell>
          <table:table-cell table:style-name="Tabela3.B21" office:value-type="string">
            <text:p text:style-name="P23"/>
          </table:table-cell>
          <table:table-cell table:style-name="Tabela3.C21" office:value-type="string">
            <text:p text:style-name="P23"/>
          </table:table-cell>
          <table:table-cell table:style-name="Tabela3.D21" office:value-type="string">
            <text:p text:style-name="P23"/>
          </table:table-cell>
          <table:table-cell table:style-name="Tabela3.E21" office:value-type="string">
            <text:p text:style-name="P23"/>
          </table:table-cell>
          <table:table-cell table:style-name="Tabela3.F21" office:value-type="string">
            <text:p text:style-name="P23"/>
          </table:table-cell>
          <table:table-cell table:style-name="Tabela3.G21" office:value-type="string">
            <text:p text:style-name="P23"/>
          </table:table-cell>
          <table:table-cell table:style-name="Tabela3.H21" office:value-type="string">
            <text:p text:style-name="P23"/>
          </table:table-cell>
        </table:table-row>
        <table:table-row>
          <table:table-cell table:style-name="Tabela3.A12" office:value-type="string">
            <text:p text:style-name="P27"/>
          </table:table-cell>
          <table:table-cell table:style-name="Tabela3.B21" office:value-type="string">
            <text:p text:style-name="P23"/>
          </table:table-cell>
          <table:table-cell table:style-name="Tabela3.C21" office:value-type="string">
            <text:p text:style-name="P23"/>
          </table:table-cell>
          <table:table-cell table:style-name="Tabela3.D21" office:value-type="string">
            <text:p text:style-name="P23"/>
          </table:table-cell>
          <table:table-cell table:style-name="Tabela3.E21" office:value-type="string">
            <text:p text:style-name="P23"/>
          </table:table-cell>
          <table:table-cell table:style-name="Tabela3.F21" office:value-type="string">
            <text:p text:style-name="P23"/>
          </table:table-cell>
          <table:table-cell table:style-name="Tabela3.G21" office:value-type="string">
            <text:p text:style-name="P23"/>
          </table:table-cell>
          <table:table-cell table:style-name="Tabela3.H21" office:value-type="string">
            <text:p text:style-name="P23"/>
          </table:table-cell>
        </table:table-row>
        <table:table-row>
          <table:table-cell table:style-name="Tabela3.A23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34">SALDO</text:p>
          </table:table-cell>
          <table:table-cell table:style-name="Tabela3.B24" office:value-type="currency" office:currency="BRL" office:value="-125000">
            <text:p text:style-name="P60">-R$ 125.000,00</text:p>
          </table:table-cell>
          <table:table-cell table:style-name="Tabela3.C24" office:value-type="string">
            <text:p text:style-name="P36">R$ 655.000,00<text:line-break/><text:span text:style-name="T2">(retorno do investimento)</text:span></text:p>
          </table:table-cell>
          <table:table-cell table:style-name="Tabela3.D24" office:value-type="currency" office:currency="BRL" office:value="1435000">
            <text:p text:style-name="P36">R$ 1.435.000,00</text:p>
          </table:table-cell>
          <table:table-cell table:style-name="Tabela3.E24" office:value-type="currency" office:currency="BRL" office:value="2215000">
            <text:p text:style-name="P36">R$ 2.215.000,00</text:p>
          </table:table-cell>
          <table:table-cell table:style-name="Tabela3.F24" office:value-type="currency" office:currency="BRL" office:value="2995000">
            <text:p text:style-name="P37">R$ 2.995.000,00</text:p>
          </table:table-cell>
          <table:table-cell table:style-name="Tabela3.G24" office:value-type="currency" office:currency="BRL" office:value="3775000">
            <text:p text:style-name="P37">R$ 3.775.000,00</text:p>
          </table:table-cell>
          <table:table-cell table:style-name="Tabela3.H24" office:value-type="currency" office:currency="BRL" office:value="4555000">
            <text:p text:style-name="P36">R$ 4.555.000,00</text:p>
          </table:table-cell>
        </table:table-row>
      </table:table>
      <text:p text:style-name="P19"/>
      <table:table table:name="Tabela4" table:style-name="Tabela4">
        <table:table-column table:style-name="Tabela4.A"/>
        <table:table-column table:style-name="Tabela4.B" table:number-columns-repeated="6"/>
        <table:table-column table:style-name="Tabela4.H"/>
        <table:table-row>
          <table:table-cell table:style-name="Tabela4.A1" office:value-type="string">
            <text:p text:style-name="P57">DADOS</text:p>
          </table:table-cell>
          <table:table-cell table:style-name="Tabela4.A1" office:value-type="string">
            <text:p text:style-name="P57">MÊS <text:span text:style-name="T1">7</text:span></text:p>
          </table:table-cell>
          <table:table-cell table:style-name="Tabela4.A1" office:value-type="string">
            <text:p text:style-name="P57">MÊS <text:span text:style-name="T1">8</text:span></text:p>
          </table:table-cell>
          <table:table-cell table:style-name="Tabela4.A1" office:value-type="string">
            <text:p text:style-name="P57">MÊS <text:span text:style-name="T1">9</text:span></text:p>
          </table:table-cell>
          <table:table-cell table:style-name="Tabela4.A1" office:value-type="string">
            <text:p text:style-name="P57">MÊS <text:span text:style-name="T1">10</text:span></text:p>
          </table:table-cell>
          <table:table-cell table:style-name="Tabela4.A1" office:value-type="string">
            <text:p text:style-name="P57">MÊS <text:span text:style-name="T1">11</text:span></text:p>
          </table:table-cell>
          <table:table-cell table:style-name="Tabela4.A1" office:value-type="string">
            <text:p text:style-name="P57">MÊS <text:span text:style-name="T1">12</text:span></text:p>
          </table:table-cell>
          <table:table-cell table:style-name="Tabela4.H1" office:value-type="string">
            <text:p text:style-name="P58">TOTAIS</text:p>
          </table:table-cell>
        </table:table-row>
        <table:table-row>
          <table:table-cell table:style-name="Tabela4.A2" office:value-type="string">
            <text:p text:style-name="P44">Investimento</text:p>
          </table:table-cell>
          <table:table-cell table:style-name="Tabela4.B2" office:value-type="string">
            <text:p text:style-name="P30"/>
          </table:table-cell>
          <table:table-cell table:style-name="Tabela4.C2" office:value-type="string">
            <text:p text:style-name="P30"/>
          </table:table-cell>
          <table:table-cell table:style-name="Tabela4.D2" office:value-type="string">
            <text:p text:style-name="P30"/>
          </table:table-cell>
          <table:table-cell table:style-name="Tabela4.E2" office:value-type="string">
            <text:p text:style-name="P30"/>
          </table:table-cell>
          <table:table-cell table:style-name="Tabela4.F2" office:value-type="string">
            <text:p text:style-name="P30"/>
          </table:table-cell>
          <table:table-cell table:style-name="Tabela4.G2" office:value-type="string">
            <text:p text:style-name="P30"/>
          </table:table-cell>
          <table:table-cell table:style-name="Tabela4.H2" table:number-rows-spanned="2" office:value-type="string">
            <text:p text:style-name="P30"/>
          </table:table-cell>
        </table:table-row>
        <table:table-row>
          <table:table-cell table:style-name="Tabela4.A3" office:value-type="string">
            <text:p text:style-name="P44">Saldo Inicial</text:p>
          </table:table-cell>
          <table:table-cell table:style-name="Tabela4.B3" office:value-type="currency" office:currency="BRL" office:value="4555000">
            <text:p text:style-name="P37">R$ 4.555.000,00</text:p>
          </table:table-cell>
          <table:table-cell table:style-name="Tabela4.C3" office:value-type="string">
            <text:p text:style-name="P37">R$ 5.335.000,00</text:p>
          </table:table-cell>
          <table:table-cell table:style-name="Tabela4.D3" office:value-type="string">
            <text:p text:style-name="P37">R$ 6.115.000,00</text:p>
          </table:table-cell>
          <table:table-cell table:style-name="Tabela4.E3" office:value-type="string">
            <text:p text:style-name="P37">R$ 6.895.000,00</text:p>
          </table:table-cell>
          <table:table-cell table:style-name="Tabela4.F3" office:value-type="string">
            <text:p text:style-name="P37">R$ 7.675.000,00</text:p>
          </table:table-cell>
          <table:table-cell table:style-name="Tabela4.G3" office:value-type="string">
            <text:p text:style-name="P37">R$ 8.455.000,00</text:p>
          </table:table-cell>
          <table:covered-table-cell table:style-name="Tabela4.H2"/>
        </table:table-row>
        <table:table-row>
          <table:table-cell table:style-name="Tabela4.A4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" office:value-type="string">
            <text:p text:style-name="P33">Entradas</text:p>
          </table:table-cell>
          <table:table-cell table:style-name="Tabela4.B5" office:value-type="currency" office:currency="BRL" office:value="840000">
            <text:p text:style-name="P13"><text:span text:style-name="T7">R$ 840.000,00</text:span></text:p>
          </table:table-cell>
          <table:table-cell table:style-name="Tabela4.C5" office:value-type="currency" office:currency="BRL" office:value="840000">
            <text:p text:style-name="P13"><text:span text:style-name="T7">R$ 840.000,00</text:span></text:p>
          </table:table-cell>
          <table:table-cell table:style-name="Tabela4.D5" office:value-type="currency" office:currency="BRL" office:value="840000">
            <text:p text:style-name="P13"><text:span text:style-name="T7">R$ 840.000,00</text:span></text:p>
          </table:table-cell>
          <table:table-cell table:style-name="Tabela4.E5" office:value-type="currency" office:currency="BRL" office:value="840000">
            <text:p text:style-name="P13"><text:span text:style-name="T7">R$ 840.000,00</text:span></text:p>
          </table:table-cell>
          <table:table-cell table:style-name="Tabela4.F5" office:value-type="currency" office:currency="BRL" office:value="840000">
            <text:p text:style-name="P13"><text:span text:style-name="T7">R$ 840.000,00</text:span></text:p>
          </table:table-cell>
          <table:table-cell table:style-name="Tabela4.G5" office:value-type="currency" office:currency="BRL" office:value="840000">
            <text:p text:style-name="P13"><text:span text:style-name="T7">R$ 840.000,00</text:span></text:p>
          </table:table-cell>
          <table:table-cell table:style-name="Tabela4.H5" office:value-type="currency" office:currency="BRL" office:value="10080000">
            <text:p text:style-name="P13"><text:span text:style-name="T7">R$ </text:span><text:span text:style-name="T8">10.080.000,00</text:span></text:p>
          </table:table-cell>
        </table:table-row>
        <table:table-row>
          <table:table-cell table:style-name="Tabela4.A6" office:value-type="string">
            <text:p text:style-name="P26">Produtos</text:p>
          </table:table-cell>
          <table:table-cell table:style-name="Tabela4.B6" office:value-type="string">
            <text:p text:style-name="P17"><text:span text:style-name="T5">R$ 720.000,00</text:span></text:p>
          </table:table-cell>
          <table:table-cell table:style-name="Tabela4.C6" office:value-type="string">
            <text:p text:style-name="P17"><text:span text:style-name="T5">R$ 720.000,00</text:span></text:p>
          </table:table-cell>
          <table:table-cell table:style-name="Tabela4.D6" office:value-type="string">
            <text:p text:style-name="P17"><text:span text:style-name="T5">R$ 720.000,00</text:span></text:p>
          </table:table-cell>
          <table:table-cell table:style-name="Tabela4.E6" office:value-type="string">
            <text:p text:style-name="P17"><text:span text:style-name="T5">R$ 720.000,00</text:span></text:p>
          </table:table-cell>
          <table:table-cell table:style-name="Tabela4.F6" office:value-type="string">
            <text:p text:style-name="P17"><text:span text:style-name="T5">R$ 720.000,00</text:span></text:p>
          </table:table-cell>
          <table:table-cell table:style-name="Tabela4.G6" office:value-type="string">
            <text:p text:style-name="P17"><text:span text:style-name="T5">R$ 720.000,00</text:span></text:p>
          </table:table-cell>
          <table:table-cell table:style-name="Tabela4.H6" office:value-type="string">
            <text:p text:style-name="P17"><text:span text:style-name="T5">R$ </text:span><text:span text:style-name="T6">8.640.000,00</text:span></text:p>
          </table:table-cell>
        </table:table-row>
        <table:table-row>
          <table:table-cell table:style-name="Tabela4.A7" office:value-type="string">
            <text:p text:style-name="P26">Serviços</text:p>
          </table:table-cell>
          <table:table-cell table:style-name="Tabela4.B7" office:value-type="currency" office:currency="BRL" office:value="120000">
            <text:p text:style-name="P17"><text:span text:style-name="T5">R$ 120.000,00</text:span></text:p>
          </table:table-cell>
          <table:table-cell table:style-name="Tabela4.C7" office:value-type="currency" office:currency="BRL" office:value="120000">
            <text:p text:style-name="P17"><text:span text:style-name="T5">R$ 120.000,00</text:span></text:p>
          </table:table-cell>
          <table:table-cell table:style-name="Tabela4.D7" office:value-type="string">
            <text:p text:style-name="P17"><text:span text:style-name="T5">R$ 120.000,00</text:span></text:p>
          </table:table-cell>
          <table:table-cell table:style-name="Tabela4.E7" office:value-type="string">
            <text:p text:style-name="P17"><text:span text:style-name="T5">R$ 120.000,00</text:span></text:p>
          </table:table-cell>
          <table:table-cell table:style-name="Tabela4.F7" office:value-type="string">
            <text:p text:style-name="P17"><text:span text:style-name="T5">R$ 120.000,00</text:span></text:p>
          </table:table-cell>
          <table:table-cell table:style-name="Tabela4.G7" office:value-type="string">
            <text:p text:style-name="P17"><text:span text:style-name="T5">R$ 120.000,00</text:span></text:p>
          </table:table-cell>
          <table:table-cell table:style-name="Tabela4.H7" office:value-type="string">
            <text:p text:style-name="P17"><text:span text:style-name="T5">R$ </text:span><text:span text:style-name="T6">1.440.000,00</text:span></text:p>
          </table:table-cell>
        </table:table-row>
        <table:table-row>
          <table:table-cell table:style-name="Tabela4.A8" office:value-type="string">
            <text:p text:style-name="P27"/>
          </table:table-cell>
          <table:table-cell table:style-name="Tabela4.B8" office:value-type="string">
            <text:p text:style-name="P23"/>
          </table:table-cell>
          <table:table-cell table:style-name="Tabela4.C8" office:value-type="string">
            <text:p text:style-name="P23"/>
          </table:table-cell>
          <table:table-cell table:style-name="Tabela4.D8" office:value-type="string">
            <text:p text:style-name="P23"/>
          </table:table-cell>
          <table:table-cell table:style-name="Tabela4.E8" office:value-type="string">
            <text:p text:style-name="P23"/>
          </table:table-cell>
          <table:table-cell table:style-name="Tabela4.F8" office:value-type="string">
            <text:p text:style-name="P23"/>
          </table:table-cell>
          <table:table-cell table:style-name="Tabela4.G8" office:value-type="string">
            <text:p text:style-name="P23"/>
          </table:table-cell>
          <table:table-cell table:style-name="Tabela4.H8" office:value-type="string">
            <text:p text:style-name="P23"/>
          </table:table-cell>
        </table:table-row>
        <table:table-row>
          <table:table-cell table:style-name="Tabela4.A9" office:value-type="string">
            <text:p text:style-name="P27"/>
          </table:table-cell>
          <table:table-cell table:style-name="Tabela4.B9" office:value-type="string">
            <text:p text:style-name="P23"/>
          </table:table-cell>
          <table:table-cell table:style-name="Tabela4.C9" office:value-type="string">
            <text:p text:style-name="P23"/>
          </table:table-cell>
          <table:table-cell table:style-name="Tabela4.D9" office:value-type="string">
            <text:p text:style-name="P23"/>
          </table:table-cell>
          <table:table-cell table:style-name="Tabela4.E9" office:value-type="string">
            <text:p text:style-name="P23"/>
          </table:table-cell>
          <table:table-cell table:style-name="Tabela4.F9" office:value-type="string">
            <text:p text:style-name="P23"/>
          </table:table-cell>
          <table:table-cell table:style-name="Tabela4.G9" office:value-type="string">
            <text:p text:style-name="P23"/>
          </table:table-cell>
          <table:table-cell table:style-name="Tabela4.H9" office:value-type="string">
            <text:p text:style-name="P23"/>
          </table:table-cell>
        </table:table-row>
        <table:table-row>
          <table:table-cell table:style-name="Tabela4.A10" office:value-type="string">
            <text:p text:style-name="P27"/>
          </table:table-cell>
          <table:table-cell table:style-name="Tabela4.B10" office:value-type="string">
            <text:p text:style-name="P23"/>
          </table:table-cell>
          <table:table-cell table:style-name="Tabela4.C10" office:value-type="string">
            <text:p text:style-name="P23"/>
          </table:table-cell>
          <table:table-cell table:style-name="Tabela4.D10" office:value-type="string">
            <text:p text:style-name="P23"/>
          </table:table-cell>
          <table:table-cell table:style-name="Tabela4.E10" office:value-type="string">
            <text:p text:style-name="P23"/>
          </table:table-cell>
          <table:table-cell table:style-name="Tabela4.F10" office:value-type="string">
            <text:p text:style-name="P23"/>
          </table:table-cell>
          <table:table-cell table:style-name="Tabela4.G10" office:value-type="string">
            <text:p text:style-name="P23"/>
          </table:table-cell>
          <table:table-cell table:style-name="Tabela4.H10" office:value-type="string">
            <text:p text:style-name="P23"/>
          </table:table-cell>
        </table:table-row>
        <table:table-row>
          <table:table-cell table:style-name="Tabela4.A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2" office:value-type="string">
            <text:p text:style-name="P33">Saídas</text:p>
          </table:table-cell>
          <table:table-cell table:style-name="Tabela4.B12" office:value-type="currency" office:currency="BRL" office:value="-60000">
            <text:p text:style-name="P59">-R$ 60.000,00</text:p>
          </table:table-cell>
          <table:table-cell table:style-name="Tabela4.C12" office:value-type="currency" office:currency="BRL" office:value="-60000">
            <text:p text:style-name="P59">-R$ 60.000,00</text:p>
          </table:table-cell>
          <table:table-cell table:style-name="Tabela4.D12" office:value-type="currency" office:currency="BRL" office:value="-60000">
            <text:p text:style-name="P59">-R$ 60.000,00</text:p>
          </table:table-cell>
          <table:table-cell table:style-name="Tabela4.E12" office:value-type="currency" office:currency="BRL" office:value="-60000">
            <text:p text:style-name="P59">-R$ 60.000,00</text:p>
          </table:table-cell>
          <table:table-cell table:style-name="Tabela4.F12" office:value-type="currency" office:currency="BRL" office:value="-60000">
            <text:p text:style-name="P59">-R$ 60.000,00</text:p>
          </table:table-cell>
          <table:table-cell table:style-name="Tabela4.G12" office:value-type="currency" office:currency="BRL" office:value="-60000">
            <text:p text:style-name="P59">-R$ 60.000,00</text:p>
          </table:table-cell>
          <table:table-cell table:style-name="Tabela4.H12" office:value-type="currency" office:currency="BRL" office:value="-720000">
            <text:p text:style-name="P59">-R$ <text:span text:style-name="T10">720.000,00</text:span></text:p>
          </table:table-cell>
        </table:table-row>
        <table:table-row>
          <table:table-cell table:style-name="Tabela4.A13" office:value-type="string">
            <text:p text:style-name="P53">Matéria-prima</text:p>
          </table:table-cell>
          <table:table-cell table:style-name="Tabela4.B13" office:value-type="currency" office:currency="BRL" office:value="48000">
            <text:p text:style-name="P24">R$ 48.000,00</text:p>
          </table:table-cell>
          <table:table-cell table:style-name="Tabela4.C13" office:value-type="currency" office:currency="BRL" office:value="48000">
            <text:p text:style-name="P24">R$ 48.000,00</text:p>
          </table:table-cell>
          <table:table-cell table:style-name="Tabela4.D13" office:value-type="currency" office:currency="BRL" office:value="48000">
            <text:p text:style-name="P24">R$ 48.000,00</text:p>
          </table:table-cell>
          <table:table-cell table:style-name="Tabela4.E13" office:value-type="currency" office:currency="BRL" office:value="48000">
            <text:p text:style-name="P24">R$ 48.000,00</text:p>
          </table:table-cell>
          <table:table-cell table:style-name="Tabela4.F13" office:value-type="currency" office:currency="BRL" office:value="48000">
            <text:p text:style-name="P24">R$ 48.000,00</text:p>
          </table:table-cell>
          <table:table-cell table:style-name="Tabela4.G13" office:value-type="currency" office:currency="BRL" office:value="48000">
            <text:p text:style-name="P24">R$ 48.000,00</text:p>
          </table:table-cell>
          <table:table-cell table:style-name="Tabela4.H13" office:value-type="currency" office:currency="BRL" office:value="576000">
            <text:p text:style-name="P24">R$ <text:span text:style-name="T10">576.000,00</text:span></text:p>
          </table:table-cell>
        </table:table-row>
        <table:table-row>
          <table:table-cell table:style-name="Tabela4.A14" office:value-type="string">
            <text:p text:style-name="P53">Mão de obra</text:p>
          </table:table-cell>
          <table:table-cell table:style-name="Tabela4.B14" office:value-type="currency" office:currency="BRL" office:value="4000">
            <text:p text:style-name="P24">R$ 4.000,00</text:p>
          </table:table-cell>
          <table:table-cell table:style-name="Tabela4.C14" office:value-type="currency" office:currency="BRL" office:value="4000">
            <text:p text:style-name="P24">R$ 4.000,00</text:p>
          </table:table-cell>
          <table:table-cell table:style-name="Tabela4.D14" office:value-type="currency" office:currency="BRL" office:value="4000">
            <text:p text:style-name="P24">R$ 4.000,00</text:p>
          </table:table-cell>
          <table:table-cell table:style-name="Tabela4.E14" office:value-type="currency" office:currency="BRL" office:value="4000">
            <text:p text:style-name="P24">R$ 4.000,00</text:p>
          </table:table-cell>
          <table:table-cell table:style-name="Tabela4.F14" office:value-type="currency" office:currency="BRL" office:value="4000">
            <text:p text:style-name="P24">R$ 4.000,00</text:p>
          </table:table-cell>
          <table:table-cell table:style-name="Tabela4.G14" office:value-type="currency" office:currency="BRL" office:value="4000">
            <text:p text:style-name="P24">R$ 4.000,00</text:p>
          </table:table-cell>
          <table:table-cell table:style-name="Tabela4.H14" office:value-type="currency" office:currency="BRL" office:value="48000">
            <text:p text:style-name="P24">R$ <text:span text:style-name="T10">48.000,00</text:span></text:p>
          </table:table-cell>
        </table:table-row>
        <table:table-row>
          <table:table-cell table:style-name="Tabela4.A15" office:value-type="string">
            <text:p text:style-name="P53">Embalagem</text:p>
          </table:table-cell>
          <table:table-cell table:style-name="Tabela4.B15" office:value-type="currency" office:currency="BRL" office:value="1500">
            <text:p text:style-name="P24">R$ 1.500,00</text:p>
          </table:table-cell>
          <table:table-cell table:style-name="Tabela4.C15" office:value-type="currency" office:currency="BRL" office:value="1500">
            <text:p text:style-name="P24">R$ 1.500,00</text:p>
          </table:table-cell>
          <table:table-cell table:style-name="Tabela4.D15" office:value-type="currency" office:currency="BRL" office:value="1500">
            <text:p text:style-name="P24">R$ 1.500,00</text:p>
          </table:table-cell>
          <table:table-cell table:style-name="Tabela4.E15" office:value-type="currency" office:currency="BRL" office:value="1500">
            <text:p text:style-name="P24">R$ 1.500,00</text:p>
          </table:table-cell>
          <table:table-cell table:style-name="Tabela4.F15" office:value-type="currency" office:currency="BRL" office:value="1500">
            <text:p text:style-name="P24">R$ 1.500,00</text:p>
          </table:table-cell>
          <table:table-cell table:style-name="Tabela4.G15" office:value-type="currency" office:currency="BRL" office:value="1500">
            <text:p text:style-name="P24">R$ 1.500,00</text:p>
          </table:table-cell>
          <table:table-cell table:style-name="Tabela4.H15" office:value-type="currency" office:currency="BRL" office:value="18000">
            <text:p text:style-name="P24">R$ <text:span text:style-name="T10">18.000,00</text:span></text:p>
          </table:table-cell>
        </table:table-row>
        <table:table-row>
          <table:table-cell table:style-name="Tabela4.A16" office:value-type="string">
            <text:p text:style-name="P53">Energia</text:p>
          </table:table-cell>
          <table:table-cell table:style-name="Tabela4.B16" office:value-type="currency" office:currency="BRL" office:value="2000">
            <text:p text:style-name="P24">R$ 2.000,00</text:p>
          </table:table-cell>
          <table:table-cell table:style-name="Tabela4.C16" office:value-type="currency" office:currency="BRL" office:value="2000">
            <text:p text:style-name="P24">R$ 2.000,00</text:p>
          </table:table-cell>
          <table:table-cell table:style-name="Tabela4.D16" office:value-type="currency" office:currency="BRL" office:value="2000">
            <text:p text:style-name="P24">R$ 2.000,00</text:p>
          </table:table-cell>
          <table:table-cell table:style-name="Tabela4.E16" office:value-type="currency" office:currency="BRL" office:value="2000">
            <text:p text:style-name="P24">R$ 2.000,00</text:p>
          </table:table-cell>
          <table:table-cell table:style-name="Tabela4.F16" office:value-type="currency" office:currency="BRL" office:value="2000">
            <text:p text:style-name="P24">R$ 2.000,00</text:p>
          </table:table-cell>
          <table:table-cell table:style-name="Tabela4.G16" office:value-type="currency" office:currency="BRL" office:value="2000">
            <text:p text:style-name="P24">R$ 2.000,00</text:p>
          </table:table-cell>
          <table:table-cell table:style-name="Tabela4.H16" office:value-type="currency" office:currency="BRL" office:value="24000">
            <text:p text:style-name="P24">R$ <text:span text:style-name="T10">24.000,00</text:span></text:p>
          </table:table-cell>
        </table:table-row>
        <table:table-row>
          <table:table-cell table:style-name="Tabela4.A17" office:value-type="string">
            <text:p text:style-name="P53">Água</text:p>
          </table:table-cell>
          <table:table-cell table:style-name="Tabela4.B17" office:value-type="currency" office:currency="BRL" office:value="1000">
            <text:p text:style-name="P24">R$ 1.000,00</text:p>
          </table:table-cell>
          <table:table-cell table:style-name="Tabela4.C17" office:value-type="currency" office:currency="BRL" office:value="1000">
            <text:p text:style-name="P24">R$ 1.000,00</text:p>
          </table:table-cell>
          <table:table-cell table:style-name="Tabela4.D17" office:value-type="currency" office:currency="BRL" office:value="1000">
            <text:p text:style-name="P24">R$ 1.000,00</text:p>
          </table:table-cell>
          <table:table-cell table:style-name="Tabela4.E17" office:value-type="currency" office:currency="BRL" office:value="1000">
            <text:p text:style-name="P24">R$ 1.000,00</text:p>
          </table:table-cell>
          <table:table-cell table:style-name="Tabela4.F17" office:value-type="currency" office:currency="BRL" office:value="1000">
            <text:p text:style-name="P24">R$ 1.000,00</text:p>
          </table:table-cell>
          <table:table-cell table:style-name="Tabela4.G17" office:value-type="currency" office:currency="BRL" office:value="1000">
            <text:p text:style-name="P24">R$ 1.000,00</text:p>
          </table:table-cell>
          <table:table-cell table:style-name="Tabela4.H17" office:value-type="currency" office:currency="BRL" office:value="12000">
            <text:p text:style-name="P24">R$ 1<text:span text:style-name="T10">2</text:span>.000,00</text:p>
          </table:table-cell>
        </table:table-row>
        <table:table-row>
          <table:table-cell table:style-name="Tabela4.A18" office:value-type="string">
            <text:p text:style-name="P53">Aluguel</text:p>
          </table:table-cell>
          <table:table-cell table:style-name="Tabela4.B18" office:value-type="currency" office:currency="BRL" office:value="3500">
            <text:p text:style-name="P24">R$ 3.500,00</text:p>
          </table:table-cell>
          <table:table-cell table:style-name="Tabela4.C18" office:value-type="currency" office:currency="BRL" office:value="3500">
            <text:p text:style-name="P24">R$ 3.500,00</text:p>
          </table:table-cell>
          <table:table-cell table:style-name="Tabela4.D18" office:value-type="currency" office:currency="BRL" office:value="3500">
            <text:p text:style-name="P24">R$ 3.500,00</text:p>
          </table:table-cell>
          <table:table-cell table:style-name="Tabela4.E18" office:value-type="currency" office:currency="BRL" office:value="3500">
            <text:p text:style-name="P24">R$ 3.500,00</text:p>
          </table:table-cell>
          <table:table-cell table:style-name="Tabela4.F18" office:value-type="currency" office:currency="BRL" office:value="3500">
            <text:p text:style-name="P24">R$ 3.500,00</text:p>
          </table:table-cell>
          <table:table-cell table:style-name="Tabela4.G18" office:value-type="currency" office:currency="BRL" office:value="3500">
            <text:p text:style-name="P24">R$ 3.500,00</text:p>
          </table:table-cell>
          <table:table-cell table:style-name="Tabela4.H18" office:value-type="currency" office:currency="BRL" office:value="42000">
            <text:p text:style-name="P24">R$ <text:span text:style-name="T10">42.0</text:span>00,00</text:p>
          </table:table-cell>
        </table:table-row>
        <table:table-row>
          <table:table-cell table:style-name="Tabela4.A19" office:value-type="string">
            <text:p text:style-name="P54"/>
          </table:table-cell>
          <table:table-cell table:style-name="Tabela4.B19" office:value-type="string">
            <text:p text:style-name="P30"/>
          </table:table-cell>
          <table:table-cell table:style-name="Tabela4.C19" office:value-type="string">
            <text:p text:style-name="P30"/>
          </table:table-cell>
          <table:table-cell table:style-name="Tabela4.D19" office:value-type="string">
            <text:p text:style-name="P30"/>
          </table:table-cell>
          <table:table-cell table:style-name="Tabela4.E19" office:value-type="string">
            <text:p text:style-name="P30"/>
          </table:table-cell>
          <table:table-cell table:style-name="Tabela4.F19" office:value-type="string">
            <text:p text:style-name="P30"/>
          </table:table-cell>
          <table:table-cell table:style-name="Tabela4.G19" office:value-type="string">
            <text:p text:style-name="P30"/>
          </table:table-cell>
          <table:table-cell table:style-name="Tabela4.H19" office:value-type="string">
            <text:p text:style-name="P30"/>
          </table:table-cell>
        </table:table-row>
        <table:table-row>
          <table:table-cell table:style-name="Tabela4.A19" office:value-type="string">
            <text:p text:style-name="P54"/>
          </table:table-cell>
          <table:table-cell table:style-name="Tabela4.B20" office:value-type="string">
            <text:p text:style-name="P30"/>
          </table:table-cell>
          <table:table-cell table:style-name="Tabela4.C20" office:value-type="string">
            <text:p text:style-name="P30"/>
          </table:table-cell>
          <table:table-cell table:style-name="Tabela4.D20" office:value-type="string">
            <text:p text:style-name="P30"/>
          </table:table-cell>
          <table:table-cell table:style-name="Tabela4.E20" office:value-type="string">
            <text:p text:style-name="P30"/>
          </table:table-cell>
          <table:table-cell table:style-name="Tabela4.F20" office:value-type="string">
            <text:p text:style-name="P30"/>
          </table:table-cell>
          <table:table-cell table:style-name="Tabela4.G20" office:value-type="string">
            <text:p text:style-name="P30"/>
          </table:table-cell>
          <table:table-cell table:style-name="Tabela4.H20" office:value-type="string">
            <text:p text:style-name="P30"/>
          </table:table-cell>
        </table:table-row>
        <table:table-row>
          <table:table-cell table:style-name="Tabela4.A19" office:value-type="string">
            <text:p text:style-name="P54"/>
          </table:table-cell>
          <table:table-cell table:style-name="Tabela4.B21" office:value-type="string">
            <text:p text:style-name="P30"/>
          </table:table-cell>
          <table:table-cell table:style-name="Tabela4.C21" office:value-type="string">
            <text:p text:style-name="P30"/>
          </table:table-cell>
          <table:table-cell table:style-name="Tabela4.D21" office:value-type="string">
            <text:p text:style-name="P30"/>
          </table:table-cell>
          <table:table-cell table:style-name="Tabela4.E21" office:value-type="string">
            <text:p text:style-name="P30"/>
          </table:table-cell>
          <table:table-cell table:style-name="Tabela4.F21" office:value-type="string">
            <text:p text:style-name="P30"/>
          </table:table-cell>
          <table:table-cell table:style-name="Tabela4.G21" office:value-type="string">
            <text:p text:style-name="P30"/>
          </table:table-cell>
          <table:table-cell table:style-name="Tabela4.H21" office:value-type="string">
            <text:p text:style-name="P30"/>
          </table:table-cell>
        </table:table-row>
        <table:table-row>
          <table:table-cell table:style-name="Tabela4.A19" office:value-type="string">
            <text:p text:style-name="P54"/>
          </table:table-cell>
          <table:table-cell table:style-name="Tabela4.B22" office:value-type="string">
            <text:p text:style-name="P30"/>
          </table:table-cell>
          <table:table-cell table:style-name="Tabela4.C22" office:value-type="string">
            <text:p text:style-name="P30"/>
          </table:table-cell>
          <table:table-cell table:style-name="Tabela4.D22" office:value-type="string">
            <text:p text:style-name="P30"/>
          </table:table-cell>
          <table:table-cell table:style-name="Tabela4.E22" office:value-type="string">
            <text:p text:style-name="P30"/>
          </table:table-cell>
          <table:table-cell table:style-name="Tabela4.F22" office:value-type="string">
            <text:p text:style-name="P30"/>
          </table:table-cell>
          <table:table-cell table:style-name="Tabela4.G22" office:value-type="string">
            <text:p text:style-name="P30"/>
          </table:table-cell>
          <table:table-cell table:style-name="Tabela4.H22" office:value-type="string">
            <text:p text:style-name="P30"/>
          </table:table-cell>
        </table:table-row>
        <table:table-row>
          <table:table-cell table:style-name="Tabela4.A23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4" office:value-type="string">
            <text:p text:style-name="P45">SALDO</text:p>
          </table:table-cell>
          <table:table-cell table:style-name="Tabela4.B24" office:value-type="currency" office:currency="BRL" office:value="5335000">
            <text:p text:style-name="P36">R$ 5.335.000,00</text:p>
          </table:table-cell>
          <table:table-cell table:style-name="Tabela4.C24" office:value-type="currency" office:currency="BRL" office:value="6115000">
            <text:p text:style-name="P36">R$ 6.115.000,00</text:p>
          </table:table-cell>
          <table:table-cell table:style-name="Tabela4.D24" office:value-type="currency" office:currency="BRL" office:value="6895000">
            <text:p text:style-name="P36">R$ 6.895.000,00</text:p>
          </table:table-cell>
          <table:table-cell table:style-name="Tabela4.E24" office:value-type="currency" office:currency="BRL" office:value="7675000">
            <text:p text:style-name="P36">R$ 7.675.000,00</text:p>
          </table:table-cell>
          <table:table-cell table:style-name="Tabela4.F24" office:value-type="currency" office:currency="BRL" office:value="8455000">
            <text:p text:style-name="P36">R$ 8.455.000,00</text:p>
          </table:table-cell>
          <table:table-cell table:style-name="Tabela4.G24" office:value-type="currency" office:currency="BRL" office:value="9235000">
            <text:p text:style-name="P36">R$ 9.235.000,00</text:p>
          </table:table-cell>
          <table:table-cell table:style-name="Tabela4.H24" office:value-type="string">
            <text:p text:style-name="P38"/>
          </table:table-cell>
        </table:table-row>
      </table:table>
      <text:p text:style-name="P2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46">DRE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9"/>
          </table:table-cell>
          <table:table-cell table:style-name="Tabela5.B2" office:value-type="string">
            <text:p text:style-name="P40">R$</text:p>
          </table:table-cell>
          <table:table-cell table:style-name="Tabela5.B2" office:value-type="string">
            <text:p text:style-name="P35">Unidades</text:p>
          </table:table-cell>
          <table:table-cell table:style-name="Tabela5.D2" office:value-type="string">
            <text:p text:style-name="P40">%</text:p>
          </table:table-cell>
        </table:table-row>
        <table:table-row>
          <table:table-cell table:style-name="Tabela5.A2" office:value-type="string">
            <text:p text:style-name="P47">RECEITAS</text:p>
          </table:table-cell>
          <table:table-cell table:style-name="Tabela5.B3" office:value-type="currency" office:currency="BRL" office:value="10080000">
            <text:p text:style-name="P13"><text:span text:style-name="T7">R$ </text:span><text:span text:style-name="T8">10.080.000,00</text:span></text:p>
          </table:table-cell>
          <table:table-cell table:style-name="Tabela5.C3" office:value-type="currency" office:currency="BRL" office:value="210">
            <text:p text:style-name="P43">R$ 210,00</text:p>
          </table:table-cell>
          <table:table-cell table:style-name="Tabela5.D3" office:value-type="string">
            <text:p text:style-name="P40">100</text:p>
          </table:table-cell>
        </table:table-row>
        <table:table-row>
          <table:table-cell table:style-name="Tabela5.A2" office:value-type="string">
            <text:p text:style-name="P55">Produtos</text:p>
          </table:table-cell>
          <table:table-cell table:style-name="Tabela5.B4" office:value-type="string">
            <text:p text:style-name="P17"><text:span text:style-name="T5">R$ </text:span><text:span text:style-name="T6">8.640.000,00</text:span></text:p>
          </table:table-cell>
          <table:table-cell table:style-name="Tabela5.C4" office:value-type="currency" office:currency="BRL" office:value="180">
            <text:p text:style-name="P24">R$ 180,00</text:p>
          </table:table-cell>
          <table:table-cell table:style-name="Tabela5.D4" office:value-type="percentage" office:value="0.8571">
            <text:p text:style-name="P24">85,71%</text:p>
          </table:table-cell>
        </table:table-row>
        <table:table-row>
          <table:table-cell table:style-name="Tabela5.A2" office:value-type="string">
            <text:p text:style-name="P55">Serviços</text:p>
          </table:table-cell>
          <table:table-cell table:style-name="Tabela5.B4" office:value-type="string">
            <text:p text:style-name="P17"><text:span text:style-name="T5">R$ </text:span><text:span text:style-name="T6">1.440.000,00</text:span></text:p>
          </table:table-cell>
          <table:table-cell table:style-name="Tabela5.C5" office:value-type="currency" office:currency="BRL" office:value="30">
            <text:p text:style-name="P24">R$ 30,00</text:p>
          </table:table-cell>
          <table:table-cell table:style-name="Tabela5.D5" office:value-type="percentage" office:value="0.142857142857143">
            <text:p text:style-name="P24">14,29%</text:p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B4" office:value-type="string">
            <text:p text:style-name="P41"/>
          </table:table-cell>
          <table:table-cell table:style-name="Tabela5.C6" office:value-type="string">
            <text:p text:style-name="P40"/>
          </table:table-cell>
          <table:table-cell table:style-name="Tabela5.D6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B4" office:value-type="string">
            <text:p text:style-name="P41"/>
          </table:table-cell>
          <table:table-cell table:style-name="Tabela5.C6" office:value-type="string">
            <text:p text:style-name="P40"/>
          </table:table-cell>
          <table:table-cell table:style-name="Tabela5.D7" office:value-type="string">
            <text:p text:style-name="P40"/>
          </table:table-cell>
        </table:table-row>
        <table:table-row>
          <table:table-cell table:style-name="Tabela5.D2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7">CUSTOS</text:p>
          </table:table-cell>
          <table:table-cell table:style-name="Tabela5.B9" office:value-type="string">
            <text:p text:style-name="P14"><text:span text:style-name="T13">-R$ 642.000,00</text:span></text:p>
          </table:table-cell>
          <table:table-cell table:style-name="Tabela5.C9" office:value-type="currency" office:currency="BRL" office:value="-13.38">
            <text:p text:style-name="P63">-R$ 13,38</text:p>
          </table:table-cell>
          <table:table-cell table:style-name="Tabela5.D9" office:value-type="percentage" office:value="-0.0637">
            <text:p text:style-name="P63">-6,37%</text:p>
          </table:table-cell>
        </table:table-row>
        <table:table-row>
          <table:table-cell table:style-name="Tabela5.A10" office:value-type="string">
            <text:p text:style-name="P53">Matéria-prima</text:p>
          </table:table-cell>
          <table:table-cell table:style-name="Tabela5.B10" office:value-type="currency" office:currency="BRL" office:value="576000">
            <text:p text:style-name="P24">R$ <text:span text:style-name="T10">576.000,00</text:span></text:p>
          </table:table-cell>
          <table:table-cell table:style-name="Tabela5.C10" office:value-type="currency" office:currency="BRL" office:value="12">
            <text:p text:style-name="P24">R$ 12,00</text:p>
          </table:table-cell>
          <table:table-cell table:style-name="Tabela5.D10" office:value-type="percentage" office:value="0.0571428571428571">
            <text:p text:style-name="P24">5,71%</text:p>
          </table:table-cell>
        </table:table-row>
        <table:table-row>
          <table:table-cell table:style-name="Tabela5.A10" office:value-type="string">
            <text:p text:style-name="P53">Mão de obra</text:p>
          </table:table-cell>
          <table:table-cell table:style-name="Tabela5.B11" office:value-type="currency" office:currency="BRL" office:value="48000">
            <text:p text:style-name="P24">R$ <text:span text:style-name="T10">48.000,00</text:span></text:p>
          </table:table-cell>
          <table:table-cell table:style-name="Tabela5.C11" office:value-type="currency" office:currency="BRL" office:value="1">
            <text:p text:style-name="P24">R$ 1,00</text:p>
          </table:table-cell>
          <table:table-cell table:style-name="Tabela5.D11" office:value-type="percentage" office:value="0.00476190476190476">
            <text:p text:style-name="P24">0,48%</text:p>
          </table:table-cell>
        </table:table-row>
        <table:table-row>
          <table:table-cell table:style-name="Tabela5.A12" office:value-type="string">
            <text:p text:style-name="P53">Embalagem</text:p>
          </table:table-cell>
          <table:table-cell table:style-name="Tabela5.B12" office:value-type="currency" office:currency="BRL" office:value="18000">
            <text:p text:style-name="P24">R$ <text:span text:style-name="T10">18.000,00</text:span></text:p>
          </table:table-cell>
          <table:table-cell table:style-name="Tabela5.C12" office:value-type="currency" office:currency="BRL" office:value="0.375">
            <text:p text:style-name="P24">R$ 0,38</text:p>
          </table:table-cell>
          <table:table-cell table:style-name="Tabela5.D12" office:value-type="percentage" office:value="0.00178571428571429">
            <text:p text:style-name="P24">0,18%</text:p>
          </table:table-cell>
        </table:table-row>
        <table:table-row>
          <table:table-cell table:style-name="Tabela5.A2" office:value-type="string">
            <text:p text:style-name="P50"/>
          </table:table-cell>
          <table:table-cell table:style-name="Tabela5.B13" office:value-type="string">
            <text:p text:style-name="P28"/>
          </table:table-cell>
          <table:table-cell table:style-name="Tabela5.C13" office:value-type="string">
            <text:p text:style-name="P29"/>
          </table:table-cell>
          <table:table-cell table:style-name="Tabela5.D13" office:value-type="string">
            <text:p text:style-name="P18"/>
          </table:table-cell>
        </table:table-row>
        <table:table-row>
          <table:table-cell table:style-name="Tabela5.A14" office:value-type="string">
            <text:p text:style-name="P50"/>
          </table:table-cell>
          <table:table-cell table:style-name="Tabela5.B14" office:value-type="string">
            <text:p text:style-name="P28"/>
          </table:table-cell>
          <table:table-cell table:style-name="Tabela5.C14" office:value-type="string">
            <text:p text:style-name="P29"/>
          </table:table-cell>
          <table:table-cell table:style-name="Tabela5.D14" office:value-type="string">
            <text:p text:style-name="P18"/>
          </table:table-cell>
        </table:table-row>
        <table:table-row>
          <table:table-cell table:style-name="Tabela5.D2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7">DESPESAS</text:p>
          </table:table-cell>
          <table:table-cell table:style-name="Tabela5.B16" office:value-type="string">
            <text:p text:style-name="P14"><text:span text:style-name="T13">-R$ 78.000,00</text:span></text:p>
          </table:table-cell>
          <table:table-cell table:style-name="Tabela5.C16" office:value-type="currency" office:currency="BRL" office:value="-1.63">
            <text:p text:style-name="P63">-R$ 1,63</text:p>
          </table:table-cell>
          <table:table-cell table:style-name="Tabela5.D16" office:value-type="percentage" office:value="-0.0077">
            <text:p text:style-name="P63">-0,77%</text:p>
          </table:table-cell>
        </table:table-row>
        <table:table-row>
          <table:table-cell table:style-name="Tabela5.A2" office:value-type="string">
            <text:p text:style-name="P53">Energia</text:p>
          </table:table-cell>
          <table:table-cell table:style-name="Tabela5.B17" office:value-type="currency" office:currency="BRL" office:value="24000">
            <text:p text:style-name="P24">R$ <text:span text:style-name="T10">24.000,00</text:span></text:p>
          </table:table-cell>
          <table:table-cell table:style-name="Tabela5.C17" office:value-type="currency" office:currency="BRL" office:value="0.5">
            <text:p text:style-name="P24">R$ 0,50</text:p>
          </table:table-cell>
          <table:table-cell table:style-name="Tabela5.D17" office:value-type="percentage" office:value="0.00238095238095238">
            <text:p text:style-name="P24">0,24%</text:p>
          </table:table-cell>
        </table:table-row>
        <table:table-row>
          <table:table-cell table:style-name="Tabela5.A18" office:value-type="string">
            <text:p text:style-name="P53">Água</text:p>
          </table:table-cell>
          <table:table-cell table:style-name="Tabela5.B18" office:value-type="currency" office:currency="BRL" office:value="12000">
            <text:p text:style-name="P24">R$ 1<text:span text:style-name="T10">2</text:span>.000,00</text:p>
          </table:table-cell>
          <table:table-cell table:style-name="Tabela5.C18" office:value-type="currency" office:currency="BRL" office:value="0.25">
            <text:p text:style-name="P24">R$ 0,25</text:p>
          </table:table-cell>
          <table:table-cell table:style-name="Tabela5.D18" office:value-type="percentage" office:value="0.00119047619047619">
            <text:p text:style-name="P24">0,12%</text:p>
          </table:table-cell>
        </table:table-row>
        <table:table-row>
          <table:table-cell table:style-name="Tabela5.A19" office:value-type="string">
            <text:p text:style-name="P53">Aluguel</text:p>
          </table:table-cell>
          <table:table-cell table:style-name="Tabela5.B19" office:value-type="currency" office:currency="BRL" office:value="42000">
            <text:p text:style-name="P24">R$ <text:span text:style-name="T10">42.0</text:span>00,00</text:p>
          </table:table-cell>
          <table:table-cell table:style-name="Tabela5.C19" office:value-type="currency" office:currency="BRL" office:value="0.875">
            <text:p text:style-name="P24">R$ 0,88</text:p>
          </table:table-cell>
          <table:table-cell table:style-name="Tabela5.D19" office:value-type="percentage" office:value="0.00416666666666667">
            <text:p text:style-name="P24">0,42%</text:p>
          </table:table-cell>
        </table:table-row>
        <table:table-row>
          <table:table-cell table:style-name="Tabela5.A19" office:value-type="string">
            <text:p text:style-name="P50"/>
          </table:table-cell>
          <table:table-cell table:style-name="Tabela5.B20" office:value-type="string">
            <text:p text:style-name="P28"/>
          </table:table-cell>
          <table:table-cell table:style-name="Tabela5.C20" office:value-type="string">
            <text:p text:style-name="P29"/>
          </table:table-cell>
          <table:table-cell table:style-name="Tabela5.D20" office:value-type="string">
            <text:p text:style-name="P18"/>
          </table:table-cell>
        </table:table-row>
        <table:table-row>
          <table:table-cell table:style-name="Tabela5.A19" office:value-type="string">
            <text:p text:style-name="P50"/>
          </table:table-cell>
          <table:table-cell table:style-name="Tabela5.B20" office:value-type="string">
            <text:p text:style-name="P28"/>
          </table:table-cell>
          <table:table-cell table:style-name="Tabela5.C20" office:value-type="string">
            <text:p text:style-name="P29"/>
          </table:table-cell>
          <table:table-cell table:style-name="Tabela5.D21" office:value-type="string">
            <text:p text:style-name="P18"/>
          </table:table-cell>
        </table:table-row>
        <table:table-row>
          <table:table-cell table:style-name="Tabela5.D2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ela5.A23" office:value-type="string">
            <text:p text:style-name="P42">IMPOSTOS</text:p>
          </table:table-cell>
          <table:table-cell table:style-name="Tabela5.B23" office:value-type="string">
            <text:p text:style-name="P16">R$ 0,00</text:p>
          </table:table-cell>
          <table:table-cell table:style-name="Tabela5.C23" office:value-type="string">
            <text:p text:style-name="P16">R$ 0,00</text:p>
          </table:table-cell>
          <table:table-cell table:style-name="Tabela5.D23" office:value-type="string">
            <text:p text:style-name="P16">0,00%</text:p>
          </table:table-cell>
        </table:table-row>
        <table:table-row>
          <table:table-cell table:style-name="Tabela5.A24" office:value-type="string">
            <text:p text:style-name="P42">RESULTADO</text:p>
          </table:table-cell>
          <table:table-cell table:style-name="Tabela5.B24" office:value-type="string">
            <text:p text:style-name="P14"><text:span text:style-name="T7">R$ 9.360.000,00</text:span></text:p>
          </table:table-cell>
          <table:table-cell table:style-name="Tabela5.C24" office:value-type="string">
            <text:p text:style-name="P16">R$ 195,00</text:p>
          </table:table-cell>
          <table:table-cell table:style-name="Tabela5.D24" office:value-type="string">
            <text:p text:style-name="P16">92,86%</text:p>
          </table:table-cell>
        </table:table-row>
        <table:table-row>
          <table:table-cell table:style-name="Tabela5.A24" office:value-type="string">
            <text:p text:style-name="P42">INVESTIMENTO</text:p>
          </table:table-cell>
          <table:table-cell table:style-name="Tabela5.B24" office:value-type="string">
            <text:p text:style-name="P62">-R$ 125.000,00</text:p>
          </table:table-cell>
          <table:table-cell table:style-name="Tabela5.C24" office:value-type="string">
            <text:p text:style-name="P15"/>
          </table:table-cell>
          <table:table-cell table:style-name="Tabela5.D25" office:value-type="string">
            <text:p text:style-name="P15"/>
          </table:table-cell>
        </table:table-row>
        <table:table-row>
          <table:table-cell table:style-name="Tabela5.A26" office:value-type="string">
            <text:p text:style-name="P42">RETORNO DO INVESTIMENTO</text:p>
          </table:table-cell>
          <table:table-cell table:style-name="Tabela5.B26" office:value-type="string">
            <text:p text:style-name="P16">R$ 9.235.000,00</text:p>
          </table:table-cell>
          <table:table-cell table:style-name="Tabela5.C26" office:value-type="string">
            <text:p text:style-name="P15"/>
          </table:table-cell>
          <table:table-cell table:style-name="Tabela5.D26" office:value-type="string">
            <text:p text:style-name="P1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y="-0.797cm" svg:width="3.226cm" svg:height="1.383cm" draw:z-index="0"><draw:image xlink:href="Pictures/1000000100000348000001685E5FCACB3E49B7D5.png" xlink:type="simple" xlink:show="embed" xlink:actuate="onLoad" draw:mime-type="image/png"/></draw:frame></text:p>
      </style:header>
    </style:master-page>
    <style:master-page style:name="Capa" style:page-layout-name="Mpm2" draw:style-name="Mdp1" style:next-style-name="fluxo">
      <style:header>
        <text:p text:style-name="Header"><draw:frame draw:style-name="Mfr2" draw:name="Figura2" text:anchor-type="char" svg:x="6.685cm" svg:y="-0.773cm" svg:width="3.632cm" svg:height="1.558cm" draw:z-index="0"><draw:image xlink:href="Pictures/1000000100000348000001685E5FCACB3E49B7D5.png" xlink:type="simple" xlink:show="embed" xlink:actuate="onLoad" draw:mime-type="image/png"/></draw:frame></text:p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fluxo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50:00.979751138</meta:creation-date>
    <dc:date>2022-09-16T18:32:17.541707136</dc:date>
    <meta:editing-duration>PT16M58S</meta:editing-duration>
    <meta:editing-cycles>4</meta:editing-cycles>
    <meta:generator>LibreOffice/7.3.6.2$Linux_X86_64 LibreOffice_project/30$Build-2</meta:generator>
    <meta:document-statistic meta:table-count="5" meta:image-count="2" meta:object-count="0" meta:page-count="4" meta:paragraph-count="291" meta:word-count="537" meta:character-count="3242" meta:non-whitespace-character-count="2992"/>
  </office:meta>
</office:document-meta>
</file>